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9.18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Number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Me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8T00:00:00" table:style-name="ce2">
            <text:p>28/06/2013</text:p>
          </table:table-cell>
          <table:table-cell office:value-type="string" table:style-name="ce1">
            <text:p>20-27-49 23072851</text:p>
          </table:table-cell>
          <table:table-cell office:value-type="float" office:value="-3650" table:style-name="ce1">
            <text:p>-3650</text:p>
          </table:table-cell>
          <table:table-cell office:value-type="string" table:style-name="ce1">
            <text:p>FT<text:s/></text:p>
          </table:table-cell>
          <table:table-cell office:value-type="string" table:style-name="ce1">
            <text:p>202749 43229580 <text:s text:c="3"/>FT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8T00:00:00" table:style-name="ce2">
            <text:p>28/06/2013</text:p>
          </table:table-cell>
          <table:table-cell office:value-type="string" table:style-name="ce1">
            <text:p>20-27-49 23072851</text:p>
          </table:table-cell>
          <table:table-cell office:value-type="float" office:value="-12.5" table:style-name="ce1">
            <text:p>-12.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8T00:00:00" table:style-name="ce2">
            <text:p>28/06/2013</text:p>
          </table:table-cell>
          <table:table-cell office:value-type="string" table:style-name="ce1">
            <text:p>20-27-49 23072851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LUL TICKET MACHINE <text:s text:c="3"/>REF 17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8T00:00:00" table:style-name="ce2">
            <text:p>28/06/2013</text:p>
          </table:table-cell>
          <table:table-cell office:value-type="string" table:style-name="ce1">
            <text:p>20-27-49 23072851</text:p>
          </table:table-cell>
          <table:table-cell office:value-type="float" office:value="-9.99" table:style-name="ce1">
            <text:p>-9.9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BOOTS THE CHEMISTS <text:s text:c="3"/>REF 17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8T00:00:00" table:style-name="ce2">
            <text:p>28/06/2013</text:p>
          </table:table-cell>
          <table:table-cell office:value-type="string" table:style-name="ce1">
            <text:p>20-27-49 23072851</text:p>
          </table:table-cell>
          <table:table-cell office:value-type="float" office:value="-5.91" table:style-name="ce1">
            <text:p>-5.91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AITROSE 664 <text:s text:c="9"/>REF 17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8T00:00:00" table:style-name="ce2">
            <text:p>28/06/2013</text:p>
          </table:table-cell>
          <table:table-cell office:value-type="string" table:style-name="ce1">
            <text:p>20-27-49 23072851</text:p>
          </table:table-cell>
          <table:table-cell office:value-type="float" office:value="-5.2" table:style-name="ce1">
            <text:p>-5.2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8 0000000000 BCC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</text:p>
          </table:table-cell>
          <table:table-cell office:value-type="date" office:date-value="2013-06-27T00:00:00" table:style-name="ce2">
            <text:p>27/06/2013</text:p>
          </table:table-cell>
          <table:table-cell office:value-type="string" table:style-name="ce1">
            <text:p>20-27-49 23072851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FT<text:s/></text:p>
          </table:table-cell>
          <table:table-cell office:value-type="string" table:style-name="ce1">
            <text:p>202749 43229580 <text:s text:c="3"/>FT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7T00:00:00" table:style-name="ce2">
            <text:p>27/06/2013</text:p>
          </table:table-cell>
          <table:table-cell office:value-type="string" table:style-name="ce1">
            <text:p>20-27-49 23072851</text:p>
          </table:table-cell>
          <table:table-cell office:value-type="float" office:value="-139.1" table:style-name="ce1">
            <text:p>-139.1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BRITISH A <text:s text:c="2"/>125CD8 <text:s text:c="3"/>REF 177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7T00:00:00" table:style-name="ce2">
            <text:p>27/06/2013</text:p>
          </table:table-cell>
          <table:table-cell office:value-type="string" table:style-name="ce1">
            <text:p>20-27-49 23072851</text:p>
          </table:table-cell>
          <table:table-cell office:value-type="float" office:value="-5.25" table:style-name="ce1">
            <text:p>-5.2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7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6T00:00:00" table:style-name="ce2">
            <text:p>26/06/2013</text:p>
          </table:table-cell>
          <table:table-cell office:value-type="string" table:style-name="ce1">
            <text:p>20-27-49 23072851</text:p>
          </table:table-cell>
          <table:table-cell office:value-type="float" office:value="-5.25" table:style-name="ce1">
            <text:p>-5.2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6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6T00:00:00" table:style-name="ce2">
            <text:p>26/06/2013</text:p>
          </table:table-cell>
          <table:table-cell office:value-type="string" table:style-name="ce1">
            <text:p>20-27-49 23072851</text:p>
          </table:table-cell>
          <table:table-cell office:value-type="float" office:value="-2.5" table:style-name="ce1">
            <text:p>-2.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STARBUCKS <text:s text:c="12"/>REF 176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6T00:00:00" table:style-name="ce2">
            <text:p>26/06/2013</text:p>
          </table:table-cell>
          <table:table-cell office:value-type="string" table:style-name="ce1">
            <text:p>20-27-49 23072851</text:p>
          </table:table-cell>
          <table:table-cell office:value-type="float" office:value="-44.31" table:style-name="ce1">
            <text:p>-44.31</text:p>
          </table:table-cell>
          <table:table-cell office:value-type="string" table:style-name="ce1">
            <text:p>DIRECTDEBIT</text:p>
          </table:table-cell>
          <table:table-cell office:value-type="string" table:style-name="ce1">
            <text:p>SKY DIGITAL <text:s text:c="10"/>00630150400822 <text:s text:c="4"/>DD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5T00:00:00" table:style-name="ce2">
            <text:p>25/06/2013</text:p>
          </table:table-cell>
          <table:table-cell office:value-type="string" table:style-name="ce1">
            <text:p>20-27-49 23072851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5T00:00:00" table:style-name="ce2">
            <text:p>25/06/2013</text:p>
          </table:table-cell>
          <table:table-cell office:value-type="string" table:style-name="ce1">
            <text:p>20-27-49 23072851</text:p>
          </table:table-cell>
          <table:table-cell office:value-type="float" office:value="-2.5299999999999998" table:style-name="ce1">
            <text:p>-2.5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FT<text:s/></text:p>
          </table:table-cell>
          <table:table-cell office:value-type="string" table:style-name="ce1">
            <text:p>202749 43229580 <text:s text:c="3"/>FT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RBS <text:s text:c="18"/>HOVE<text:s text:c="18"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-100.05" table:style-name="ce1">
            <text:p>-100.0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MARROCCO'S RESTAUR <text:s text:c="3"/>REF 17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ICKETOFFICESALE <text:s text:c="5"/>REF 17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-24.79" table:style-name="ce1">
            <text:p>-24.7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M+B NEWS 79261 <text:s text:c="7"/>REF 17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-9.99" table:style-name="ce1">
            <text:p>-9.9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BOOTS THE CHEMISTS <text:s text:c="3"/>REF 172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-5.3" table:style-name="ce1">
            <text:p>-5.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HE CORNISH PASTY <text:s text:c="4"/>REF 17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-4.5" table:style-name="ce1">
            <text:p>-4.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2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-2.5" table:style-name="ce1">
            <text:p>-2.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RAIL GOURMET UK <text:s text:c="6"/>REF 17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4T00:00:00" table:style-name="ce2">
            <text:p>24/06/2013</text:p>
          </table:table-cell>
          <table:table-cell office:value-type="string" table:style-name="ce1">
            <text:p>20-27-49 23072851</text:p>
          </table:table-cell>
          <table:table-cell office:value-type="float" office:value="-2.4" table:style-name="ce1">
            <text:p>-2.4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AITROSE 664 <text:s text:c="9"/>REF 172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1T00:00:00" table:style-name="ce2">
            <text:p>21/06/2013</text:p>
          </table:table-cell>
          <table:table-cell office:value-type="string" table:style-name="ce1">
            <text:p>20-27-49 23072851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SAINSBURYS BANK <text:s text:c="6"/>EALING NFIELDS<text:s text:c="8"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1T00:00:00" table:style-name="ce2">
            <text:p>21/06/2013</text:p>
          </table:table-cell>
          <table:table-cell office:value-type="string" table:style-name="ce1">
            <text:p>20-27-49 23072851</text:p>
          </table:table-cell>
          <table:table-cell office:value-type="float" office:value="-8.1199999999999992" table:style-name="ce1">
            <text:p>-8.12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OST CUTTERS <text:s text:c="9"/>REF 170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1T00:00:00" table:style-name="ce2">
            <text:p>21/06/2013</text:p>
          </table:table-cell>
          <table:table-cell office:value-type="string" table:style-name="ce1">
            <text:p>20-27-49 23072851</text:p>
          </table:table-cell>
          <table:table-cell office:value-type="float" office:value="-7.71" table:style-name="ce1">
            <text:p>-7.71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SAINSBURYS S/MKTS <text:s text:c="4"/>REF 171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1T00:00:00" table:style-name="ce2">
            <text:p>21/06/2013</text:p>
          </table:table-cell>
          <table:table-cell office:value-type="string" table:style-name="ce1">
            <text:p>20-27-49 23072851</text:p>
          </table:table-cell>
          <table:table-cell office:value-type="float" office:value="-4.83" table:style-name="ce1">
            <text:p>-4.8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1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1T00:00:00" table:style-name="ce2">
            <text:p>21/06/2013</text:p>
          </table:table-cell>
          <table:table-cell office:value-type="string" table:style-name="ce1">
            <text:p>20-27-49 23072851</text:p>
          </table:table-cell>
          <table:table-cell office:value-type="float" office:value="-4.3499999999999996" table:style-name="ce1">
            <text:p>-4.3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1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0T00:00:00" table:style-name="ce2">
            <text:p>20/06/2013</text:p>
          </table:table-cell>
          <table:table-cell office:value-type="string" table:style-name="ce1">
            <text:p>20-27-49 2307285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T<text:s/></text:p>
          </table:table-cell>
          <table:table-cell office:value-type="string" table:style-name="ce1">
            <text:p>202749 43229580 <text:s text:c="3"/>FT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0T00:00:00" table:style-name="ce2">
            <text:p>20/06/2013</text:p>
          </table:table-cell>
          <table:table-cell office:value-type="string" table:style-name="ce1">
            <text:p>20-27-49 23072851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NAT WEST BANK <text:s text:c="8"/>WHITECHAPEL 2<text:s text:c="9"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0T00:00:00" table:style-name="ce2">
            <text:p>20/06/2013</text:p>
          </table:table-cell>
          <table:table-cell office:value-type="string" table:style-name="ce1">
            <text:p>20-27-49 23072851</text:p>
          </table:table-cell>
          <table:table-cell office:value-type="float" office:value="-12.5" table:style-name="ce1">
            <text:p>-12.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MONTY'S <text:s text:c="14"/>REF 170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0T00:00:00" table:style-name="ce2">
            <text:p>20/06/2013</text:p>
          </table:table-cell>
          <table:table-cell office:value-type="string" table:style-name="ce1">
            <text:p>20-27-49 23072851</text:p>
          </table:table-cell>
          <table:table-cell office:value-type="float" office:value="-5.6" table:style-name="ce1">
            <text:p>-5.6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0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20T00:00:00" table:style-name="ce2">
            <text:p>20/06/2013</text:p>
          </table:table-cell>
          <table:table-cell office:value-type="string" table:style-name="ce1">
            <text:p>20-27-49 23072851</text:p>
          </table:table-cell>
          <table:table-cell office:value-type="float" office:value="-1.33" table:style-name="ce1">
            <text:p>-1.3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70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9T00:00:00" table:style-name="ce2">
            <text:p>19/06/2013</text:p>
          </table:table-cell>
          <table:table-cell office:value-type="string" table:style-name="ce1">
            <text:p>20-27-49 23072851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JAMIES ITALIAN <text:s text:c="7"/>REF 169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9T00:00:00" table:style-name="ce2">
            <text:p>19/06/2013</text:p>
          </table:table-cell>
          <table:table-cell office:value-type="string" table:style-name="ce1">
            <text:p>20-27-49 23072851</text:p>
          </table:table-cell>
          <table:table-cell office:value-type="float" office:value="-4.6100000000000003" table:style-name="ce1">
            <text:p>-4.61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9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9T00:00:00" table:style-name="ce2">
            <text:p>19/06/2013</text:p>
          </table:table-cell>
          <table:table-cell office:value-type="string" table:style-name="ce1">
            <text:p>20-27-49 23072851</text:p>
          </table:table-cell>
          <table:table-cell office:value-type="float" office:value="-1.45" table:style-name="ce1">
            <text:p>-1.4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9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9T00:00:00" table:style-name="ce2">
            <text:p>19/06/2013</text:p>
          </table:table-cell>
          <table:table-cell office:value-type="string" table:style-name="ce1">
            <text:p>20-27-49 23072851</text:p>
          </table:table-cell>
          <table:table-cell office:value-type="float" office:value="-0.69" table:style-name="ce1">
            <text:p>-0.6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APPLE ITUNES STORE <text:s text:c="3"/>LUXEMBOURG<text:s text:c="12"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8T00:00:00" table:style-name="ce2">
            <text:p>18/06/2013</text:p>
          </table:table-cell>
          <table:table-cell office:value-type="string" table:style-name="ce1">
            <text:p>20-27-49 23072851</text:p>
          </table:table-cell>
          <table:table-cell office:value-type="float" office:value="-5.25" table:style-name="ce1">
            <text:p>-5.2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8T00:00:00" table:style-name="ce2">
            <text:p>18/06/2013</text:p>
          </table:table-cell>
          <table:table-cell office:value-type="string" table:style-name="ce1">
            <text:p>20-27-49 23072851</text:p>
          </table:table-cell>
          <table:table-cell office:value-type="float" office:value="-1.63" table:style-name="ce1">
            <text:p>-1.6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T<text:s/></text:p>
          </table:table-cell>
          <table:table-cell office:value-type="string" table:style-name="ce1">
            <text:p>202749 43229580 <text:s text:c="3"/>FT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144.6" table:style-name="ce1">
            <text:p>-144.6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POST OFFICE COUNTE <text:s text:c="3"/>REF 167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47" table:style-name="ce1">
            <text:p>-47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GI FRIDAY'S <text:s text:c="9"/>REF 167 0000000000 BCC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17.25" table:style-name="ce1">
            <text:p>-17.2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SPICE OF LIFE <text:s text:c="8"/>REF 167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16.8" table:style-name="ce1">
            <text:p>-16.8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ineworld STA CP <text:s text:c="5"/>REF 16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12.89" table:style-name="ce1">
            <text:p>-12.8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LEDGER BUILDING <text:s text:c="6"/>REF 16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12.19" table:style-name="ce1">
            <text:p>-12.1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LEDGER BUILDING <text:s text:c="6"/>REF 16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10.7" table:style-name="ce1">
            <text:p>-10.7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FREEDOM <text:s text:c="14"/>REF 16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10.199999999999999" table:style-name="ce1">
            <text:p>-10.2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ineworld STA CP <text:s text:c="5"/>REF 16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9.06" table:style-name="ce1">
            <text:p>-9.06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MCDONALDS <text:s text:c="12"/>REF 167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4.49" table:style-name="ce1">
            <text:p>-4.4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SAINSBURYS S/MKTS <text:s text:c="4"/>REF 16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3.39" table:style-name="ce1">
            <text:p>-3.3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3.1" table:style-name="ce1">
            <text:p>-3.1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AFFE NERO - 552 <text:s text:c="5"/>REF 167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1.35" table:style-name="ce1">
            <text:p>-1.3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LEDGER BUILDING <text:s text:c="6"/>REF 16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7T00:00:00" table:style-name="ce2">
            <text:p>17/06/2013</text:p>
          </table:table-cell>
          <table:table-cell office:value-type="string" table:style-name="ce1">
            <text:p>20-27-49 23072851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202748 16JUN 16.12 <text:s text:c="3"/>EALING 5 <text:s text:c="10"/>AT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4T00:00:00" table:style-name="ce2">
            <text:p>14/06/2013</text:p>
          </table:table-cell>
          <table:table-cell office:value-type="string" table:style-name="ce1">
            <text:p>20-27-49 23072851</text:p>
          </table:table-cell>
          <table:table-cell office:value-type="float" office:value="-25" table:style-name="ce1">
            <text:p>-2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SAPORITALIA <text:s text:c="10"/>REF 163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4T00:00:00" table:style-name="ce2">
            <text:p>14/06/2013</text:p>
          </table:table-cell>
          <table:table-cell office:value-type="string" table:style-name="ce1">
            <text:p>20-27-49 23072851</text:p>
          </table:table-cell>
          <table:table-cell office:value-type="float" office:value="-6.15" table:style-name="ce1">
            <text:p>-6.1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AITROSE 664 <text:s text:c="9"/>REF 16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4T00:00:00" table:style-name="ce2">
            <text:p>14/06/2013</text:p>
          </table:table-cell>
          <table:table-cell office:value-type="string" table:style-name="ce1">
            <text:p>20-27-49 23072851</text:p>
          </table:table-cell>
          <table:table-cell office:value-type="float" office:value="-5.4" table:style-name="ce1">
            <text:p>-5.4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4T00:00:00" table:style-name="ce2">
            <text:p>14/06/2013</text:p>
          </table:table-cell>
          <table:table-cell office:value-type="string" table:style-name="ce1">
            <text:p>20-27-49 23072851</text:p>
          </table:table-cell>
          <table:table-cell office:value-type="float" office:value="-2.5299999999999998" table:style-name="ce1">
            <text:p>-2.5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4T00:00:00" table:style-name="ce2">
            <text:p>14/06/2013</text:p>
          </table:table-cell>
          <table:table-cell office:value-type="string" table:style-name="ce1">
            <text:p>20-27-49 23072851</text:p>
          </table:table-cell>
          <table:table-cell office:value-type="float" office:value="-2.4" table:style-name="ce1">
            <text:p>-2.4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AITROSE 664 <text:s text:c="9"/>REF 16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3T00:00:00" table:style-name="ce2">
            <text:p>13/06/2013</text:p>
          </table:table-cell>
          <table:table-cell office:value-type="string" table:style-name="ce1">
            <text:p>20-27-49 23072851</text:p>
          </table:table-cell>
          <table:table-cell office:value-type="float" office:value="-5.35" table:style-name="ce1">
            <text:p>-5.3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3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3T00:00:00" table:style-name="ce2">
            <text:p>13/06/2013</text:p>
          </table:table-cell>
          <table:table-cell office:value-type="string" table:style-name="ce1">
            <text:p>20-27-49 23072851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AITROSE 664 <text:s text:c="9"/>REF 163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3T00:00:00" table:style-name="ce2">
            <text:p>13/06/2013</text:p>
          </table:table-cell>
          <table:table-cell office:value-type="string" table:style-name="ce1">
            <text:p>20-27-49 23072851</text:p>
          </table:table-cell>
          <table:table-cell office:value-type="float" office:value="-3.69" table:style-name="ce1">
            <text:p>-3.6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3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2T00:00:00" table:style-name="ce2">
            <text:p>12/06/2013</text:p>
          </table:table-cell>
          <table:table-cell office:value-type="string" table:style-name="ce1">
            <text:p>20-27-49 23072851</text:p>
          </table:table-cell>
          <table:table-cell office:value-type="float" office:value="-50.4" table:style-name="ce1">
            <text:p>-50.4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EALING MEALS</text:p>
          </table:table-cell>
          <table:table-cell office:value-type="string" table:style-name="ce1">
            <text:p><text:s/>HARR <text:s text:c="3"/>REF 162 0000000000 BCC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2T00:00:00" table:style-name="ce2">
            <text:p>12/06/2013</text:p>
          </table:table-cell>
          <table:table-cell office:value-type="string" table:style-name="ce1">
            <text:p>20-27-49 23072851</text:p>
          </table:table-cell>
          <table:table-cell office:value-type="float" office:value="-7.98" table:style-name="ce1">
            <text:p>-7.98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M MORRISON PLC <text:s text:c="6"/>REF 162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2T00:00:00" table:style-name="ce2">
            <text:p>12/06/2013</text:p>
          </table:table-cell>
          <table:table-cell office:value-type="string" table:style-name="ce1">
            <text:p>20-27-49 23072851</text:p>
          </table:table-cell>
          <table:table-cell office:value-type="float" office:value="-4.05" table:style-name="ce1">
            <text:p>-4.0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2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2T00:00:00" table:style-name="ce2">
            <text:p>12/06/2013</text:p>
          </table:table-cell>
          <table:table-cell office:value-type="string" table:style-name="ce1">
            <text:p>20-27-49 23072851</text:p>
          </table:table-cell>
          <table:table-cell office:value-type="float" office:value="-2.5299999999999998" table:style-name="ce1">
            <text:p>-2.5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2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2T00:00:00" table:style-name="ce2">
            <text:p>12/06/2013</text:p>
          </table:table-cell>
          <table:table-cell office:value-type="string" table:style-name="ce1">
            <text:p>20-27-49 23072851</text:p>
          </table:table-cell>
          <table:table-cell office:value-type="float" office:value="-1.33" table:style-name="ce1">
            <text:p>-1.3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2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1T00:00:00" table:style-name="ce2">
            <text:p>11/06/2013</text:p>
          </table:table-cell>
          <table:table-cell office:value-type="string" table:style-name="ce1">
            <text:p>20-27-49 23072851</text:p>
          </table:table-cell>
          <table:table-cell office:value-type="float" office:value="-1500" table:style-name="ce1">
            <text:p>-1500</text:p>
          </table:table-cell>
          <table:table-cell office:value-type="string" table:style-name="ce1">
            <text:p>FT<text:s/></text:p>
          </table:table-cell>
          <table:table-cell office:value-type="string" table:style-name="ce1">
            <text:p>202749 43229580 <text:s text:c="3"/>FT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1T00:00:00" table:style-name="ce2">
            <text:p>11/06/2013</text:p>
          </table:table-cell>
          <table:table-cell office:value-type="string" table:style-name="ce1">
            <text:p>20-27-49 23072851</text:p>
          </table:table-cell>
          <table:table-cell office:value-type="float" office:value="-136.80000000000001" table:style-name="ce1">
            <text:p>-136.8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LUL TICKET OFFICE. <text:s text:c="3"/>REF 161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1T00:00:00" table:style-name="ce2">
            <text:p>11/06/2013</text:p>
          </table:table-cell>
          <table:table-cell office:value-type="string" table:style-name="ce1">
            <text:p>20-27-49 23072851</text:p>
          </table:table-cell>
          <table:table-cell office:value-type="float" office:value="-15" table:style-name="ce1">
            <text:p>-1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O-OP GROUP FOOD <text:s text:c="5"/>REF 161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1T00:00:00" table:style-name="ce2">
            <text:p>11/06/2013</text:p>
          </table:table-cell>
          <table:table-cell office:value-type="string" table:style-name="ce1">
            <text:p>20-27-49 23072851</text:p>
          </table:table-cell>
          <table:table-cell office:value-type="float" office:value="-5.49" table:style-name="ce1">
            <text:p>-5.4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AITROSE 664 <text:s text:c="9"/>REF 161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1T00:00:00" table:style-name="ce2">
            <text:p>11/06/2013</text:p>
          </table:table-cell>
          <table:table-cell office:value-type="string" table:style-name="ce1">
            <text:p>20-27-49 23072851</text:p>
          </table:table-cell>
          <table:table-cell office:value-type="float" office:value="-5.05" table:style-name="ce1">
            <text:p>-5.0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1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1T00:00:00" table:style-name="ce2">
            <text:p>11/06/2013</text:p>
          </table:table-cell>
          <table:table-cell office:value-type="string" table:style-name="ce1">
            <text:p>20-27-49 23072851</text:p>
          </table:table-cell>
          <table:table-cell office:value-type="float" office:value="-3.18" table:style-name="ce1">
            <text:p>-3.18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61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51.97" table:style-name="ce1">
            <text:p>-51.97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OYS R US <text:s text:c="12"/>REF 160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16.010000000000002" table:style-name="ce1">
            <text:p>-16.01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H&amp;CO CATERING LTD <text:s text:c="3"/>REF 158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14.98" table:style-name="ce1">
            <text:p>-14.98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OYS R US <text:s text:c="12"/>REF 160 0000000000 BC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13.63" table:style-name="ce1">
            <text:p>-13.6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M MORRISON PLC <text:s text:c="6"/>REF 160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12.77" table:style-name="ce1">
            <text:p>-12.77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ESCO STORES 5439 <text:s text:c="4"/>REF 160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7.99" table:style-name="ce1">
            <text:p>-7.9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OYS R US <text:s text:c="12"/>REF 160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5.45" table:style-name="ce1">
            <text:p>-5.4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AFFE NERO - 552 <text:s text:c="5"/>REF 161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5.4" table:style-name="ce1">
            <text:p>-5.4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H&amp;CO CATERING LTD <text:s text:c="3"/>REF 15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5.35" table:style-name="ce1">
            <text:p>-5.3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AFFE NERO - 552 <text:s text:c="5"/>REF 160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H&amp;CO CATERING LTD <text:s text:c="3"/>REF 15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4.5" table:style-name="ce1">
            <text:p>-4.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5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4.25" table:style-name="ce1">
            <text:p>-4.2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LA TASCA <text:s text:c="13"/>REF 15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3.45" table:style-name="ce1">
            <text:p>-3.4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HISTLESTOP <text:s text:c="10"/>REF 15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3.08" table:style-name="ce1">
            <text:p>-3.08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58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10T00:00:00" table:style-name="ce2">
            <text:p>10/06/2013</text:p>
          </table:table-cell>
          <table:table-cell office:value-type="string" table:style-name="ce1">
            <text:p>20-27-49 23072851</text:p>
          </table:table-cell>
          <table:table-cell office:value-type="float" office:value="-2.99" table:style-name="ce1">
            <text:p>-2.9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HALFORDS 012 <text:s text:c="9"/>REF 160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7T00:00:00" table:style-name="ce2">
            <text:p>07/06/2013</text:p>
          </table:table-cell>
          <table:table-cell office:value-type="string" table:style-name="ce1">
            <text:p>20-27-49 23072851</text:p>
          </table:table-cell>
          <table:table-cell office:value-type="float" office:value="-5.55" table:style-name="ce1">
            <text:p>-5.5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57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7T00:00:00" table:style-name="ce2">
            <text:p>07/06/2013</text:p>
          </table:table-cell>
          <table:table-cell office:value-type="string" table:style-name="ce1">
            <text:p>20-27-49 23072851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WAITROSE 664 <text:s text:c="9"/>REF 157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7T00:00:00" table:style-name="ce2">
            <text:p>07/06/2013</text:p>
          </table:table-cell>
          <table:table-cell office:value-type="string" table:style-name="ce1">
            <text:p>20-27-49 23072851</text:p>
          </table:table-cell>
          <table:table-cell office:value-type="float" office:value="-2.4500000000000002" table:style-name="ce1">
            <text:p>-2.4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OSTA COFFEE <text:s text:c="9"/>REF 157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6T00:00:00" table:style-name="ce2">
            <text:p>06/06/2013</text:p>
          </table:table-cell>
          <table:table-cell office:value-type="string" table:style-name="ce1">
            <text:p>20-27-49 23072851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O-OP GROUP FOOD <text:s text:c="5"/>REF 156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6T00:00:00" table:style-name="ce2">
            <text:p>06/06/2013</text:p>
          </table:table-cell>
          <table:table-cell office:value-type="string" table:style-name="ce1">
            <text:p>20-27-49 23072851</text:p>
          </table:table-cell>
          <table:table-cell office:value-type="float" office:value="-3.95" table:style-name="ce1">
            <text:p>-3.9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56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6T00:00:00" table:style-name="ce2">
            <text:p>06/06/2013</text:p>
          </table:table-cell>
          <table:table-cell office:value-type="string" table:style-name="ce1">
            <text:p>20-27-49 23072851</text:p>
          </table:table-cell>
          <table:table-cell office:value-type="float" office:value="-2.86" table:style-name="ce1">
            <text:p>-2.86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56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5T00:00:00" table:style-name="ce2">
            <text:p>05/06/2013</text:p>
          </table:table-cell>
          <table:table-cell office:value-type="string" table:style-name="ce1">
            <text:p>20-27-49 23072851</text:p>
          </table:table-cell>
          <table:table-cell office:value-type="float" office:value="-35.6" table:style-name="ce1">
            <text:p>-35.6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LUL TICKET OFFICE. <text:s text:c="3"/>REF 15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5T00:00:00" table:style-name="ce2">
            <text:p>05/06/2013</text:p>
          </table:table-cell>
          <table:table-cell office:value-type="string" table:style-name="ce1">
            <text:p>20-27-49 23072851</text:p>
          </table:table-cell>
          <table:table-cell office:value-type="float" office:value="-9.6" table:style-name="ce1">
            <text:p>-9.6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REVOLUTION CLAPHAM <text:s text:c="3"/>REF 152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5T00:00:00" table:style-name="ce2">
            <text:p>05/06/2013</text:p>
          </table:table-cell>
          <table:table-cell office:value-type="string" table:style-name="ce1">
            <text:p>20-27-49 23072851</text:p>
          </table:table-cell>
          <table:table-cell office:value-type="float" office:value="-4.5999999999999996" table:style-name="ce1">
            <text:p>-4.6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REVOLUTION CLAPHAM <text:s text:c="3"/>REF 153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5T00:00:00" table:style-name="ce2">
            <text:p>05/06/2013</text:p>
          </table:table-cell>
          <table:table-cell office:value-type="string" table:style-name="ce1">
            <text:p>20-27-49 23072851</text:p>
          </table:table-cell>
          <table:table-cell office:value-type="float" office:value="-4.05" table:style-name="ce1">
            <text:p>-4.0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5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5T00:00:00" table:style-name="ce2">
            <text:p>05/06/2013</text:p>
          </table:table-cell>
          <table:table-cell office:value-type="string" table:style-name="ce1">
            <text:p>20-27-49 23072851</text:p>
          </table:table-cell>
          <table:table-cell office:value-type="float" office:value="-2.78" table:style-name="ce1">
            <text:p>-2.78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5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5T00:00:00" table:style-name="ce2">
            <text:p>05/06/2013</text:p>
          </table:table-cell>
          <table:table-cell office:value-type="string" table:style-name="ce1">
            <text:p>20-27-49 23072851</text:p>
          </table:table-cell>
          <table:table-cell office:value-type="float" office:value="-1.43" table:style-name="ce1">
            <text:p>-1.43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O-OP GROUP FOOD <text:s text:c="5"/>REF 155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4T00:00:00" table:style-name="ce2">
            <text:p>04/06/2013</text:p>
          </table:table-cell>
          <table:table-cell office:value-type="string" table:style-name="ce1">
            <text:p>20-27-49 23072851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LUL TICKET MACHINE <text:s text:c="3"/>REF 15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4T00:00:00" table:style-name="ce2">
            <text:p>04/06/2013</text:p>
          </table:table-cell>
          <table:table-cell office:value-type="string" table:style-name="ce1">
            <text:p>20-27-49 23072851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LUL TICKET MACHINE <text:s text:c="3"/>REF 15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4T00:00:00" table:style-name="ce2">
            <text:p>04/06/2013</text:p>
          </table:table-cell>
          <table:table-cell office:value-type="string" table:style-name="ce1">
            <text:p>20-27-49 23072851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SAINSBURYS S/MKTS <text:s text:c="4"/>REF 15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4T00:00:00" table:style-name="ce2">
            <text:p>04/06/2013</text:p>
          </table:table-cell>
          <table:table-cell office:value-type="string" table:style-name="ce1">
            <text:p>20-27-49 23072851</text:p>
          </table:table-cell>
          <table:table-cell office:value-type="float" office:value="-3.85" table:style-name="ce1">
            <text:p>-3.8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ISS FOOD@BARCLAYS <text:s text:c="4"/>REF 15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1750" table:style-name="ce1">
            <text:p>-1750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 CHAUDHRY <text:s text:c="11"/>RENT JUN <text:s text:c="10"/>BB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50" table:style-name="ce1">
            <text:p>-50</text:p>
          </table:table-cell>
          <table:table-cell office:value-type="string" table:style-name="ce1">
            <text:p>CASH</text:p>
          </table:table-cell>
          <table:table-cell office:value-type="string" table:style-name="ce1">
            <text:p>SAINSBURYS BANK <text:s text:c="6"/>ST JOHNS HILL<text:s text:c="9"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42" table:style-name="ce1">
            <text:p>-42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PETS AT HOME LTD <text:s text:c="5"/>REF 153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19.899999999999999" table:style-name="ce1">
            <text:p>-19.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PLOUGH INN <text:s text:c="11"/>REF 151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19.850000000000001" table:style-name="ce1">
            <text:p>-19.8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PLOUGH INN <text:s text:c="11"/>REF 151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16" table:style-name="ce1">
            <text:p>-16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MARGARITA LOCA <text:s text:c="7"/>REF 15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12.31" table:style-name="ce1">
            <text:p>-12.31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ESCO STORES 5439 <text:s text:c="4"/>REF 153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10.85" table:style-name="ce1">
            <text:p>-10.8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OOTING TRAM <text:s text:c="9"/>REF 153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SELFSERVE TICKET <text:s text:c="5"/>REF 153 0000000000 BCC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8.0500000000000007" table:style-name="ce1">
            <text:p>-8.0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PLOUGH INN <text:s text:c="11"/>REF 154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6.9" table:style-name="ce1">
            <text:p>-6.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OOTING TRAM <text:s text:c="9"/>REF 153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IGER RETAIL - EAL <text:s text:c="3"/>REF 153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3.9" table:style-name="ce1">
            <text:p>-3.9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PLOUGH INN <text:s text:c="11"/>REF 151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3.6" table:style-name="ce1">
            <text:p>-3.6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POLISH DELHI CAFE <text:s text:c="4"/>REF 153 0000000000 BCC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</text:p>
          </table:table-cell>
          <table:table-cell office:value-type="date" office:date-value="2013-06-03T00:00:00" table:style-name="ce2">
            <text:p>03/06/2013</text:p>
          </table:table-cell>
          <table:table-cell office:value-type="string" table:style-name="ce1">
            <text:p>20-27-49 23072851</text:p>
          </table:table-cell>
          <table:table-cell office:value-type="float" office:value="-3.45" table:style-name="ce1">
            <text:p>-3.45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TOOTING TRAM <text:s text:c="9"/>REF 153 0000000000 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office:value-type="date" office:date-value="2013-05-31T00:00:00" table:style-name="ce2">
            <text:p>31/05/2013</text:p>
          </table:table-cell>
          <table:table-cell office:value-type="string" table:style-name="ce1">
            <text:p>20-27-49 23072851</text:p>
          </table:table-cell>
          <table:table-cell office:value-type="float" office:value="4307.2299999999996" table:style-name="ce1">
            <text:p>4307.23</text:p>
          </table:table-cell>
          <table:table-cell office:value-type="string" table:style-name="ce1">
            <text:p>DIRECTDEP</text:p>
          </table:table-cell>
          <table:table-cell office:value-type="string" table:style-name="ce1">
            <text:p>EPAM SYSTEMS LIMIT <text:s text:c="3"/>SALARY <text:s text:c="12"/>BGC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</text:p>
          </table:table-cell>
          <table:table-cell table:style-name="ce2"/>
          <table:table-cell table:number-columns-repeated="16382" table:style-name="ce1"/>
        </table:table-row>
        <table:table-row table:number-rows-repeated="97" table:style-name="ro1">
          <table:table-cell office:value-type="string" table:style-name="ce1">
            <text:p><text:s/></text:p>
          </table:table-cell>
          <table:table-cell table:style-name="ce2"/>
          <table:table-cell table:number-columns-repeated="16382"/>
        </table:table-row>
        <table:table-row table:number-rows-repeated="10483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eter Konopacki</meta:initial-creator>
    <dc:creator>Peter Konopacki</dc:creator>
    <meta:creation-date>2013-07-11T21:10:47Z</meta:creation-date>
    <dc:date>2013-07-11T21:25:45Z</dc:date>
  </office:meta>
</office:document-meta>
</file>